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80000001F50EF62561F850B48.png" manifest:media-type="image/png"/>
  <manifest:file-entry manifest:full-path="Pictures/10000000000001550000002A14948E053C2C2C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svg:stroke-linecap="squar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.104cm" fo:min-width="3.874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.563cm" fo:min-width="3.676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0.692cm" fo:min-width="0.343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.563cm" fo:min-width="2.086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.562cm" fo:min-width="2.086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0.739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563cm" fo:min-width="2.782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653cm" fo:min-width="4.468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0.424cm" fo:min-width="3.671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0cm" fo:min-width="3.277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0cm" fo:min-width="2.878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1.563cm" fo:min-width="3.173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53cm" svg:stroke-color="#000000" draw:marker-start="msArrowOvalEnd_20_5" draw:marker-start-width="0.21cm" draw:marker-start-center="true" draw:marker-end="msArrowOvalEnd_20_5" draw:marker-end-width="0.21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solid" svg:stroke-width="0.053cm" svg:stroke-color="#000000" draw:marker-end="msArrowOvalEnd_20_5" draw:marker-end-width="0.21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solid" svg:stroke-width="0.053cm" svg:stroke-color="#000000" draw:marker-start="msArrowOvalEnd_20_5" draw:marker-start-width="0.21cm" draw:marker-start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0.648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dash" draw:stroke-dash="Dashed_20__28_var_29__20_3" svg:stroke-width="0.053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2cm" fo:min-width="3.38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8cm" fo:min-width="2.61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6.945cm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2.87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3.54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22.044cm"/>
    </style:style>
    <style:style style:name="gr33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563cm" fo:min-width="1.589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fill="solid" draw:fill-color="#fff450" draw:opacity="23%" draw:textarea-horizontal-align="justify" draw:textarea-vertical-align="middle" draw:auto-grow-height="false" fo:min-height="17.15cm" fo:min-width="23.3cm" draw:shadow-opacity="23%"/>
    </style:style>
    <style:style style:name="gr35" style:family="graphic">
      <style:graphic-properties style:protect="size"/>
    </style:style>
    <style:style style:name="pr1" style:family="presentation" style:parent-style-name="Standard-notes">
      <style:graphic-properties draw:stroke="none" draw:fill="none" draw:fill-color="#bbe0e3" draw:textarea-horizontal-align="justify" draw:textarea-vertical-align="top" fo:min-height="11.43cm" draw:shadow-color="#808080"/>
    </style:style>
    <style:style style:name="P1" style:family="paragraph">
      <loext:graphic-properties draw:fill="none" draw:fill-color="#bbe0e3"/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96cm" fo:margin-bottom="0cm" fo:text-indent="0cm"/>
    </style:style>
    <style:style style:name="P7" style:family="paragraph">
      <loext:graphic-properties draw:fill="none" draw:fill-color="#bbe0e3"/>
      <style:paragraph-properties fo:margin-left="0cm" fo:margin-right="0cm" fo:margin-top="0.396cm" fo:margin-bottom="0cm" fo:text-indent="0cm" style:writing-mode="lr-tb" style:font-independent-line-spacing="true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P10" style:family="paragraph">
      <loext:graphic-properties draw:fill="solid" draw:fill-color="#000000"/>
      <style:paragraph-properties style:writing-mode="lr-tb" style:font-independent-line-spacing="true"/>
    </style:style>
    <style:style style:name="P11" style:family="paragraph">
      <loext:graphic-properties draw:fill="none" draw:fill-color="#ffffff"/>
      <style:text-properties style:text-outline="false" fo:font-weight="normal" style:font-weight-asian="normal" style:font-weight-complex="normal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fff450" draw:opacity="23%"/>
      <style:paragraph-properties fo:text-align="center"/>
    </style:style>
    <style:style style:name="P16" style:family="paragraph">
      <loext:graphic-properties draw:fill="none" draw:fill-color="#bbe0e3"/>
    </style:style>
    <style:style style:name="T1" style:family="text">
      <style:text-properties style:text-position="-25% 58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outline="false"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footer-decl presentation:name="ftr1">Schéma fonctionnel</presentation:footer-decl>
      <draw:page draw:name="page1" draw:style-name="dp1" draw:master-page-name="Standard" presentation:presentation-page-layout-name="AL1T0">
        <draw:frame draw:style-name="gr1" draw:text-style-name="P1" draw:layer="layout" svg:width="9.435cm" svg:height="1.236cm" svg:x="4.901cm" svg:y="2.314cm">
          <draw:image xlink:href="Pictures/10000000000001550000002A14948E053C2C2CE9.png" xlink:type="simple" xlink:show="embed" xlink:actuate="onLoad">
            <text:p/>
          </draw:image>
        </draw:frame>
        <draw:line draw:style-name="gr2" draw:text-style-name="P2" draw:layer="layout" svg:x1="3.11cm" svg:y1="3.223cm" svg:x2="4.902cm" svg:y2="3.223cm">
          <text:p/>
        </draw:line>
        <draw:custom-shape draw:style-name="gr3" draw:text-style-name="P4" draw:layer="layout" svg:width="4.374cm" svg:height="1.364cm" svg:x="6.29cm" svg:y="5.047cm">
          <text:list text:style-name="L1">
            <text:list-header>
              <text:p text:style-name="P3">Trajectoires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69cm" svg:y1="3.454cm" svg:x2="6.69cm" svg:y2="5.046cm">
          <text:p/>
        </draw:line>
        <draw:line draw:style-name="gr2" draw:text-style-name="P2" draw:layer="layout" svg:x1="7.685cm" svg:y1="3.454cm" svg:x2="7.685cm" svg:y2="5.046cm">
          <text:p/>
        </draw:line>
        <draw:line draw:style-name="gr2" draw:text-style-name="P2" draw:layer="layout" svg:x1="8.679cm" svg:y1="3.454cm" svg:x2="8.679cm" svg:y2="5.046cm">
          <text:p/>
        </draw:line>
        <draw:line draw:style-name="gr2" draw:text-style-name="P2" draw:layer="layout" svg:x1="9.472cm" svg:y1="3.454cm" svg:x2="9.472cm" svg:y2="5.046cm">
          <text:p/>
        </draw:line>
        <draw:line draw:style-name="gr2" draw:text-style-name="P2" draw:layer="layout" svg:x1="10.265cm" svg:y1="3.454cm" svg:x2="10.265cm" svg:y2="5.046cm">
          <text:p/>
        </draw:line>
        <draw:line draw:style-name="gr4" draw:text-style-name="P2" draw:layer="layout" svg:x1="3.11cm" svg:y1="6.868cm" svg:x2="4.306cm" svg:y2="5.728cm">
          <text:p/>
        </draw:line>
        <draw:line draw:style-name="gr2" draw:text-style-name="P2" draw:layer="layout" svg:x1="4.306cm" svg:y1="5.729cm" svg:x2="6.29cm" svg:y2="5.729cm">
          <text:p/>
        </draw:line>
        <draw:custom-shape draw:style-name="gr5" draw:text-style-name="P4" draw:layer="layout" svg:width="4.176cm" svg:height="1.823cm" svg:x="3.508cm" svg:y="10.74cm">
          <text:list text:style-name="L1">
            <text:list-header>
              <text:p text:style-name="P3">Acquisition</text:p>
              <text:p text:style-name="P3">Température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191cm" svg:height="1.3cm" svg:x="11.064cm" svg:y="6.47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4" draw:layer="layout" svg:width="2.586cm" svg:height="1.823cm" svg:x="10.467cm" svg:y="11.88cm">
          <text:list text:style-name="L1">
            <text:list-header>
              <text:p text:style-name="P3">Calcul 1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86cm" svg:height="1.822cm" svg:x="10.467cm" svg:y="8.918cm">
          <text:list text:style-name="L1">
            <text:list-header>
              <text:p text:style-name="P3">Calcul 2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.472cm" svg:y1="12.79cm" svg:x2="10.467cm" svg:y2="12.79cm">
          <text:p/>
        </draw:line>
        <draw:custom-shape draw:style-name="gr10" draw:text-style-name="P5" draw:layer="layout" svg:width="0.197cm" svg:height="1.14cm" svg:x="11.659cm" svg:y="10.7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3.777cm" svg:height="1.023cm" svg:x="11.856cm" svg:y="10.74cm">
          <text:list text:style-name="L1">
            <text:list-header>
              <text:p text:style-name="P6">Vm, Am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2" draw:layer="layout" svg:x1="9.472cm" svg:y1="9.831cm" svg:x2="10.467cm" svg:y2="9.831cm">
          <text:p/>
        </draw:line>
        <draw:line draw:style-name="gr12" draw:text-style-name="P2" draw:layer="layout" svg:x1="9.472cm" svg:y1="9.831cm" svg:x2="9.472cm" svg:y2="12.789cm">
          <text:p/>
        </draw:line>
        <draw:line draw:style-name="gr12" draw:text-style-name="P2" draw:layer="layout" svg:x1="7.685cm" svg:y1="11.65cm" svg:x2="9.473cm" svg:y2="11.65cm">
          <text:p/>
        </draw:line>
        <draw:custom-shape draw:style-name="gr11" draw:text-style-name="P7" draw:layer="layout" svg:width="0.955cm" svg:height="1.023cm" svg:x="7.724cm" svg:y="10.705cm">
          <text:list text:style-name="L1">
            <text:list-header>
              <text:p text:style-name="P6">T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2" draw:layer="layout" svg:x1="6.887cm" svg:y1="10.738cm" svg:x2="6.887cm" svg:y2="6.41cm">
          <text:p/>
        </draw:line>
        <draw:custom-shape draw:style-name="gr11" draw:text-style-name="P7" draw:layer="layout" svg:width="1.148cm" svg:height="1.127cm" svg:x="6.931cm" svg:y="7.291cm">
          <text:list text:style-name="L1">
            <text:list-header>
              <text:p text:style-name="P6">T<text:span text:style-name="T1">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2" draw:layer="layout" svg:x1="11.658cm" svg:y1="8.917cm" svg:x2="11.658cm" svg:y2="7.777cm">
          <text:p/>
        </draw:line>
        <draw:line draw:style-name="gr12" draw:text-style-name="P2" draw:layer="layout" svg:x1="10.664cm" svg:y1="5.729cm" svg:x2="11.659cm" svg:y2="5.729cm">
          <text:p/>
        </draw:line>
        <draw:line draw:style-name="gr9" draw:text-style-name="P2" draw:layer="layout" svg:x1="11.658cm" svg:y1="5.729cm" svg:x2="11.658cm" svg:y2="6.411cm">
          <text:p/>
        </draw:line>
        <draw:custom-shape draw:style-name="gr11" draw:text-style-name="P9" draw:layer="layout" svg:width="1.047cm" svg:height="1.023cm" svg:x="10.664cm" svg:y="5.503cm">
          <text:list text:style-name="L1">
            <text:list-header>
              <text:p text:style-name="P8">+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0.906cm" svg:height="1.023cm" svg:x="10.862cm" svg:y="7.551cm">
          <text:list text:style-name="L1">
            <text:list-header>
              <text:p text:style-name="P6">-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59cm" svg:height="1.127cm" svg:x="11.856cm" svg:y="7.551cm">
          <text:list text:style-name="L1">
            <text:list-header>
              <text:p text:style-name="P6">T<text:span text:style-name="T1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945cm" svg:height="1.127cm" svg:x="10.862cm" svg:y="4.59cm">
          <text:list text:style-name="L1">
            <text:list-header>
              <text:p text:style-name="P6">T<text:span text:style-name="T1">c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2" draw:layer="layout" svg:x1="11.26cm" svg:y1="7.552cm" svg:x2="12.058cm" svg:y2="6.643cm">
          <text:p/>
        </draw:line>
        <draw:line draw:style-name="gr12" draw:text-style-name="P2" draw:layer="layout" svg:x1="11.26cm" svg:y1="6.643cm" svg:x2="12.058cm" svg:y2="7.552cm">
          <text:p/>
        </draw:line>
        <draw:custom-shape draw:style-name="gr13" draw:text-style-name="P4" draw:layer="layout" svg:width="3.282cm" svg:height="1.823cm" svg:x="12.749cm" svg:y="6.411cm">
          <text:list text:style-name="L1">
            <text:list-header>
              <text:p text:style-name="P3">Correcteur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951cm" svg:height="1.023cm" svg:x="12.056cm" svg:y="5.955cm">
          <text:list text:style-name="L1">
            <text:list-header>
              <text:p text:style-name="P6">e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2" draw:layer="layout" svg:x1="14.84cm" svg:y1="3.906cm" svg:x2="14.84cm" svg:y2="6.411cm">
          <text:p/>
        </draw:line>
        <draw:line draw:style-name="gr4" draw:text-style-name="P2" draw:layer="layout" svg:x1="12.058cm" svg:y1="3.454cm" svg:x2="12.058cm" svg:y2="3.906cm">
          <text:p/>
        </draw:line>
        <draw:line draw:style-name="gr4" draw:text-style-name="P2" draw:layer="layout" svg:x1="11.063cm" svg:y1="3.454cm" svg:x2="11.063cm" svg:y2="4.363cm">
          <text:p/>
        </draw:line>
        <draw:line draw:style-name="gr2" draw:text-style-name="P2" draw:layer="layout" svg:x1="14.244cm" svg:y1="4.363cm" svg:x2="14.244cm" svg:y2="6.412cm">
          <text:p/>
        </draw:line>
        <draw:custom-shape draw:style-name="gr14" draw:text-style-name="P4" draw:layer="layout" svg:width="4.968cm" svg:height="0.913cm" svg:x="19.011cm" svg:y="2.767cm">
          <text:list text:style-name="L1">
            <text:list-header>
              <text:p text:style-name="P3">TC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171cm" svg:height="0.684cm" svg:x="19.41cm" svg:y="2.0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777cm" svg:height="0.225cm" svg:x="19.607cm" svg:y="1.8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3.378cm" svg:height="0.227cm" svg:x="19.808cm" svg:y="1.6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4cm" svg:height="0.231cm" svg:x="21.197cm" svg:y="1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3.673cm" svg:height="1.823cm" svg:x="19.509cm" svg:y="6.411cm">
          <text:p/>
          <draw:enhanced-geometry svg:viewBox="0 0 21600 21600" draw:type="rectangle" draw:enhanced-path="M 0 0 L 21600 0 21600 21600 0 21600 0 0 Z N"/>
        </draw:custom-shape>
        <draw:connector draw:style-name="gr20" draw:text-style-name="P2" draw:layer="layout" draw:type="line" svg:x1="20.601cm" svg:y1="8.233cm" svg:x2="20.603cm" svg:y2="10.058cm" svg:d="M20601 8233l2 1825" svg:viewBox="0 0 3 1826">
          <text:p/>
        </draw:connector>
        <draw:connector draw:style-name="gr20" draw:text-style-name="P2" draw:layer="layout" draw:type="line" svg:x1="21.596cm" svg:y1="6.41cm" svg:x2="21.598cm" svg:y2="8.234cm" svg:d="M21596 6410l2 1824" svg:viewBox="0 0 3 1825">
          <text:p/>
        </draw:connector>
        <draw:connector draw:style-name="gr20" draw:text-style-name="P2" draw:layer="layout" draw:type="line" svg:x1="22.388cm" svg:y1="6.41cm" svg:x2="22.39cm" svg:y2="8.234cm" svg:d="M22388 6410l2 1824" svg:viewBox="0 0 3 1825">
          <text:p/>
        </draw:connector>
        <draw:connector draw:style-name="gr21" draw:text-style-name="P2" draw:layer="layout" draw:type="line" svg:x1="21.596cm" svg:y1="8.233cm" svg:x2="21.598cm" svg:y2="10.058cm" svg:d="M21596 8233l2 1825" svg:viewBox="0 0 3 1826">
          <text:p/>
        </draw:connector>
        <draw:connector draw:style-name="gr22" draw:text-style-name="P2" draw:layer="layout" draw:type="line" svg:x1="21.596cm" svg:y1="3.679cm" svg:x2="21.598cm" svg:y2="6.411cm" svg:d="M21596 3679l2 2732" svg:viewBox="0 0 3 2733">
          <text:p/>
        </draw:connector>
        <draw:connector draw:style-name="gr22" draw:text-style-name="P2" draw:layer="layout" draw:type="line" svg:x1="22.388cm" svg:y1="3.679cm" svg:x2="22.39cm" svg:y2="6.411cm" svg:d="M22388 3679l2 2732" svg:viewBox="0 0 3 2733">
          <text:p/>
        </draw:connector>
        <draw:connector draw:style-name="gr21" draw:text-style-name="P2" draw:layer="layout" draw:type="line" svg:x1="22.388cm" svg:y1="8.233cm" svg:x2="22.39cm" svg:y2="10.058cm" svg:d="M22388 8233l2 1825" svg:viewBox="0 0 3 1826">
          <text:p/>
        </draw:connector>
        <draw:connector draw:style-name="gr21" draw:text-style-name="P2" draw:layer="layout" draw:type="line" svg:x1="20.601cm" svg:y1="6.41cm" svg:x2="20.603cm" svg:y2="6.98cm" svg:d="M20601 6410l2 570" svg:viewBox="0 0 3 571">
          <text:p/>
        </draw:connector>
        <draw:connector draw:style-name="gr22" draw:text-style-name="P2" draw:layer="layout" draw:type="line" svg:x1="20.601cm" svg:y1="7.668cm" svg:x2="20.603cm" svg:y2="8.236cm" svg:d="M20601 7668l2 568" svg:viewBox="0 0 3 569">
          <text:p/>
        </draw:connector>
        <draw:custom-shape draw:style-name="gr23" draw:text-style-name="P5" draw:layer="layout" svg:width="0.197cm" svg:height="0.908cm" svg:x="20.006cm" svg:y="6.87cm">
          <text:p/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20.203cm" svg:y1="7.093cm" svg:x2="20.305cm" svg:y2="7.096cm" svg:d="M20203 7093l102 3" svg:viewBox="0 0 103 4">
          <text:p/>
        </draw:connector>
        <draw:connector draw:style-name="gr21" draw:text-style-name="P2" draw:layer="layout" draw:type="line" svg:x1="20.203cm" svg:y1="7.55cm" svg:x2="20.305cm" svg:y2="7.552cm" svg:d="M20203 7550l102 2" svg:viewBox="0 0 103 3">
          <text:p/>
        </draw:connector>
        <draw:line draw:style-name="gr24" draw:text-style-name="P2" draw:layer="layout" svg:x1="19.508cm" svg:y1="7.326cm" svg:x2="20.006cm" svg:y2="7.326cm">
          <text:p/>
        </draw:line>
        <draw:custom-shape draw:style-name="gr25" draw:text-style-name="P9" draw:layer="layout" svg:width="3.19cm" svg:height="1.023cm" svg:x="19.742cm" svg:y="10.118cm">
          <text:list text:style-name="L1">
            <text:list-header>
              <text:p text:style-name="P8">Ph <text:s text:c="2"/>N <text:s text:c="2"/>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9" draw:layer="layout" svg:width="3.144cm" svg:height="1.023cm" svg:x="19.801cm" svg:y="11.198cm">
          <text:list text:style-name="L1">
            <text:list-header>
              <text:p text:style-name="P8">230 Volts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688cm" svg:height="1.023cm" svg:x="18.437cm" svg:y="5.422cm">
          <text:list text:style-name="L1">
            <text:list-header>
              <text:p text:style-name="P6"><text:span text:style-name="T2">Rfth</text:span> 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2" draw:layer="layout" svg:x1="12.255cm" svg:y1="7.095cm" svg:x2="12.752cm" svg:y2="7.095cm">
          <text:p/>
        </draw:line>
        <draw:line draw:style-name="gr9" draw:text-style-name="P2" draw:layer="layout" svg:x1="16.023cm" svg:y1="7.301cm" svg:x2="16.749cm" svg:y2="7.301cm">
          <text:p/>
        </draw:line>
        <draw:line draw:style-name="gr4" draw:text-style-name="P2" draw:layer="layout" svg:x1="21.989cm" svg:y1="1.631cm" svg:x2="4.502cm" svg:y2="1.631cm">
          <text:p/>
        </draw:line>
        <draw:line draw:style-name="gr2" draw:text-style-name="P2" draw:layer="layout" svg:x1="4.503cm" svg:y1="1.631cm" svg:x2="4.503cm" svg:y2="10.74cm">
          <text:p/>
        </draw:line>
        <draw:connector draw:style-name="gr20" draw:text-style-name="P2" draw:layer="layout" draw:type="line" svg:x1="20.601cm" svg:y1="3.679cm" svg:x2="20.603cm" svg:y2="6.411cm" svg:d="M20601 3679l2 2732" svg:viewBox="0 0 3 2733">
          <text:p/>
        </draw:connector>
        <draw:line draw:style-name="gr4" draw:text-style-name="P2" draw:layer="layout" svg:x1="11.063cm" svg:y1="4.363cm" svg:x2="14.244cm" svg:y2="4.363cm">
          <text:p/>
        </draw:line>
        <draw:line draw:style-name="gr4" draw:text-style-name="P2" draw:layer="layout" svg:x1="12.058cm" svg:y1="3.906cm" svg:x2="14.84cm" svg:y2="3.906cm">
          <text:p/>
        </draw:line>
        <draw:frame draw:style-name="gr26" draw:text-style-name="P11" draw:layer="layout" svg:width="3.888cm" svg:height="0.912cm" svg:x="0.6cm" svg:y="2.171cm">
          <draw:text-box>
            <text:p><text:span text:style-name="T3">Choix du gabarit</text:span></text:p>
          </draw:text-box>
        </draw:frame>
        <draw:frame draw:style-name="gr27" draw:text-style-name="P12" draw:layer="layout" svg:width="3.114cm" svg:height="1.008cm" svg:x="0.921cm" svg:y="5.227cm">
          <draw:text-box>
            <text:p><text:span text:style-name="T4">Choix DC1</text:span></text:p>
          </draw:text-box>
        </draw:frame>
        <draw:frame draw:style-name="gr28" draw:text-style-name="P13" draw:layer="layout" svg:width="17.445cm" svg:height="1.153cm" svg:x="2.834cm" svg:y="15.138cm">
          <draw:text-box>
            <text:p><text:span text:style-name="T5">Principe de fonctionnement d’un système de cuisson automatisée</text:span></text:p>
          </draw:text-box>
        </draw:frame>
        <draw:frame draw:style-name="gr29" draw:text-style-name="P14" draw:layer="layout" svg:width="2.312cm" svg:height="0.933cm" svg:x="21.629cm" svg:y="14.679cm">
          <draw:image xlink:href="Pictures/10000201000000580000001F50EF62561F850B48.png" xlink:type="simple" xlink:show="embed" xlink:actuate="onLoad">
            <text:p/>
          </draw:image>
        </draw:frame>
        <draw:frame draw:style-name="gr30" draw:text-style-name="P12" draw:layer="layout" svg:width="3.373cm" svg:height="1.056cm" svg:x="20.945cm" svg:y="15.544cm">
          <draw:text-box>
            <text:p><text:span text:style-name="T6">06/07/2019</text:span></text:p>
          </draw:text-box>
        </draw:frame>
        <draw:frame draw:style-name="gr31" draw:text-style-name="P12" draw:layer="layout" svg:width="4.043cm" svg:height="1.056cm" svg:x="20.398cm" svg:y="16.281cm">
          <draw:text-box>
            <text:p><text:span text:style-name="T6">Régis Leruste</text:span></text:p>
          </draw:text-box>
        </draw:frame>
        <draw:frame draw:style-name="gr32" draw:text-style-name="P12" draw:layer="layout" svg:width="22.544cm" svg:height="0.96cm" svg:x="2.531cm" svg:y="17.044cm">
          <draw:text-box>
            <text:p><text:span text:style-name="T2">https://github.com/AIREL46/SCAO/blob/master/Brevet/SCAO/Power-point/Schema-fonctionnel.png</text:span></text:p>
          </draw:text-box>
        </draw:frame>
        <draw:custom-shape draw:style-name="gr33" draw:text-style-name="P4" draw:layer="layout" svg:width="2.089cm" svg:height="1.823cm" svg:x="16.726cm" svg:y="6.497cm">
          <text:list text:style-name="L1">
            <text:list-header>
              <text:p text:style-name="P3">Cde</text:p>
            </text:list-header>
            <text:list-item>
              <text:p text:style-name="P3">relais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8.778cm" svg:y1="7.301cm" svg:x2="19.504cm" svg:y2="7.301cm">
          <text:p/>
        </draw:line>
        <draw:custom-shape draw:style-name="gr11" draw:text-style-name="P7" draw:layer="layout" svg:width="1.721cm" svg:height="0.852cm" svg:x="15.561cm" svg:y="5.601cm">
          <text:list text:style-name="L1">
            <text:list-header>
              <text:p text:style-name="P6"><text:span text:style-name="T2">Dich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3.591cm" svg:height="1.023cm" svg:x="7.584cm" svg:y="6.386cm">
          <text:list text:style-name="L1">
            <text:list-header>
              <text:p text:style-name="P6"><text:span text:style-name="T7">Auto-compensateur</text:span>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5" draw:layer="layout" svg:width="23.8cm" svg:height="17.4cm" svg:x="0.8cm" svg:y="0.8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35" draw:layer="layout" svg:width="12.7cm" svg:height="9.525cm" svg:x="3.175cm" svg:y="1.905cm" draw:page-number="1" presentation:class="page"/>
          <draw:frame presentation:style-name="pr1" draw:text-style-name="P1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marker draw:name="msArrowOvalEnd_20_5" draw:display-name="msArrowOvalEnd 5" svg:viewBox="0 0 210 210" svg:d="M210 105c0-57-48-105-105-105s-105 48-105 105 48 105 105 105 105-48 105-105z"/>
    <draw:stroke-dash draw:name="Dashed_20__28_var_29__20_3" draw:display-name="Dashed (var) 3" draw:style="rect" draw:dots1="1" draw:dots1-length="0.052cm" draw:distance="0.0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text-align="center" fo:text-indent="0cm" style:writing-mode="lr-tb"/>
    </style:style>
    <style:style style:name="MP7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2pt" fo:language="fr" fo:country="FR" style:font-size-asian="12pt" style:language-asian="fr" style:country-asian="FR" style:font-size-complex="12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3" draw:layer="backgroundobjects" svg:width="5.927cm" svg:height="1.323cm" svg:x="1.269cm" svg:y="17.347cm" presentation:class="date-time">
        <draw:text-box>
          <text:list text:style-name="ML1">
            <text:list-header>
              <text:p text:style-name="MP2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323cm" svg:x="8.678cm" svg:y="17.347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draw:style-name="Mgr4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4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Propriétaire</meta:initial-creator>
    <meta:creation-date>2011-04-29T15:50:44.453000000</meta:creation-date>
    <dc:date>2020-03-07T17:33:10.532265684</dc:date>
    <meta:editing-cycles>15</meta:editing-cycles>
    <meta:editing-duration>PT6H23M16S</meta:editing-duration>
    <meta:print-date>2019-07-01T17:21:37.086757028</meta:print-date>
    <meta:generator>LibreOffice/6.0.7.3$Linux_X86_64 LibreOffice_project/00m0$Build-3</meta:generator>
    <meta:document-statistic meta:object-count="104"/>
  </office:meta>
</office:document-meta>
</file>